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Dyslexic" svg:font-family="OpenDyslex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OpenDyslexic" officeooo:paragraph-rsid="000ad229"/>
    </style:style>
    <style:style style:name="P2" style:family="paragraph" style:parent-style-name="Standard">
      <style:text-properties style:font-name="OpenDyslexic" fo:language="en" fo:country="US" officeooo:paragraph-rsid="000ad229"/>
    </style:style>
    <style:style style:name="P3" style:family="paragraph" style:parent-style-name="Standard">
      <style:text-properties officeooo:paragraph-rsid="0010705e"/>
    </style:style>
    <style:style style:name="P4" style:family="paragraph" style:parent-style-name="Standard">
      <style:text-properties officeooo:paragraph-rsid="00121dfa"/>
    </style:style>
    <style:style style:name="T1" style:family="text">
      <style:text-properties fo:language="en" fo:country="US"/>
    </style:style>
    <style:style style:name="T2" style:family="text">
      <style:text-properties style:font-name="OpenDyslexic" fo:language="en" fo:country="US" officeooo:rsid="000c0419"/>
    </style:style>
    <style:style style:name="T3" style:family="text">
      <style:text-properties style:font-name="OpenDyslexic" fo:language="en" fo:country="US" officeooo:rsid="000c6ca5"/>
    </style:style>
    <style:style style:name="T4" style:family="text">
      <style:text-properties style:font-name="OpenDyslexic" fo:language="en" fo:country="US" officeooo:rsid="000d2cad"/>
    </style:style>
    <style:style style:name="T5" style:family="text">
      <style:text-properties style:font-name="OpenDyslexic" fo:language="en" fo:country="US" officeooo:rsid="000f2c55"/>
    </style:style>
    <style:style style:name="T6" style:family="text">
      <style:text-properties style:font-name="OpenDyslexic" fo:language="en" fo:country="US" officeooo:rsid="00105801"/>
    </style:style>
    <style:style style:name="T7" style:family="text">
      <style:text-properties officeooo:rsid="000f2c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2"/>
      <text:p text:style-name="P4"><text:span text:style-name="T2">IMPLEMENTATION and Technologies <text:line-break/><text:line-break/>For data collection, we decided to use Epicollect5 to host our project and create the application that allows people to add data. We chose Epicollect5 over CS logger because we found it easier to get a working application quickly (which can be improved later) and to start collecting data on this platform.</text:span></text:p>
      <text:p text:style-name="P4"><text:span text:style-name="T2">Here is the link to our project on Epicollect5:</text:span><text:span text:style-name="T6"> </text:span><text:a xlink:type="simple" xlink:href="https://five.epicollect.net/project/poopidoo" text:style-name="Internet_20_link" text:visited-style-name="Visited_20_Internet_20_Link"><text:span text:style-name="T6">https://five.epicollect.net/project/poopidoo</text:span></text:a></text:p>
      <text:p text:style-name="P3"><text:span text:style-name="T6"/></text:p>
      <text:p text:style-name="P3"><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Dyslexic" svg:font-family="OpenDyslex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8T10:18:51.952016937</meta:creation-date>
    <dc:date>2022-06-18T11:29:20.157138430</dc:date>
    <meta:editing-duration>PT50M5S</meta:editing-duration>
    <meta:editing-cycles>7</meta:editing-cycles>
    <meta:generator>LibreOffice/6.4.7.2$Linux_X86_64 LibreOffice_project/40$Build-2</meta:generator>
    <meta:document-statistic meta:table-count="0" meta:image-count="0" meta:object-count="0" meta:page-count="1" meta:paragraph-count="2" meta:word-count="65" meta:character-count="432" meta:non-whitespace-character-count="367"/>
  </office:meta>
</office:document-meta>
</file>